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3256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0.8984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0.0138in solid #000000" fo:background-color="#c55a11" style:diagonal-bl-tr="none" style:diagonal-tl-br="none" fo:border-left="0.0138in solid #000000" fo:border-right="none" style:rotation-align="none" fo:border-top="0.0138in solid #000000"/>
    </style:style>
    <style:style style:name="ce2" style:family="table-cell" style:parent-style-name="Excel_20_Built-in_20_Normal">
      <style:table-cell-properties fo:background-color="#5b9bd5"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fo:border-bottom="0.0138in solid #000000" fo:background-color="#5b9bd5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fo:border-bottom="0.0138in solid #000000" fo:background-color="#c55a11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ackground-color="#c55a11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order-bottom="0.0138in solid #000000" fo:background-color="#c55a11" style:diagonal-bl-tr="none" style:diagonal-tl-br="none" fo:border-left="none" fo:border-right="0.0138in solid #000000" style:rotation-align="none" fo:border-top="0.0138in solid #000000"/>
    </style:style>
    <style:style style:name="ce8" style:family="table-cell" style:parent-style-name="Excel_20_Built-in_20_Currency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Percent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e699" style:diagonal-bl-tr="none" style:diagonal-tl-br="none" fo:border="0.0138in solid #000000" style:rotation-align="none"/>
    </style:style>
    <style:style style:name="ce11" style:family="table-cell" style:parent-style-name="Excel_20_Built-in_20_Currency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fo:background-color="#c55a11" style:diagonal-bl-tr="none" style:diagonal-tl-br="none" fo:border-left="none" fo:border-right="none" style:rotation-align="none" fo:border-top="0.0138in solid #000000"/>
    </style:style>
    <style:style style:name="ce13" style:family="table-cell" style:parent-style-name="Excel_20_Built-in_20_Normal" style:data-style-name="N8003"/>
    <style:style style:name="ce14" style:family="table-cell" style:parent-style-name="Excel_20_Built-in_20_Normal" style:data-style-name="N8003">
      <style:table-cell-properties fo:background-color="#c55a1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ackground-color="#c55a1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Percent" style:data-style-name="N117">
      <style:table-cell-properties fo:background-color="#ffe6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Percent" style:data-style-name="N118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fo:background-color="#c55a1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ormula</text:p>
          </table:table-cell>
          <table:table-cell table:style-name="ce7"/>
          <table:table-cell/>
          <table:table-cell table:style-name="ce6" office:value-type="string">
            <text:p>Growth Per Day</text:p>
          </table:table-cell>
          <table:table-cell table:style-name="ce6" office:value-type="string">
            <text:p>Day Trades A Week</text:p>
          </table:table-cell>
          <table:table-cell table:style-name="ce6" office:value-type="string">
            <text:p># Of Weeks</text:p>
          </table:table-cell>
          <table:table-cell/>
          <table:table-cell>
            <draw:frame table:end-cell-address="Sheet1.V39" table:end-x="0.0315in" table:end-y="0.0031in" draw:z-index="0" draw:name="Chart 1" draw:style-name="gr1" draw:text-style-name="P1" svg:width="12.5346in" svg:height="8.0114in" svg:x="0.0303in" svg:y="0.0102in">
              <draw:object draw:notify-on-update-of-ranges="Sheet1.A8:Sheet1.A20 Sheet1.B6:Sheet1.B7 Sheet1.B8:Sheet1.B20 Sheet1.C6:Sheet1.C7 Sheet1.C8:Sheet1.C20 Sheet1.A25:Sheet1.A25 Sheet1.A26:Sheet1.A38 Sheet1.B25:Sheet1.B25 Sheet1.B26:Sheet1.B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2" office:value-type="string">
            <text:p>Principle </text:p>
          </table:table-cell>
          <table:table-cell table:style-name="ce8" office:value-type="float" office:value="3000">
            <text:p><text:s/>$3,000.00 </text:p>
          </table:table-cell>
          <table:table-cell/>
          <table:table-cell table:style-name="ce17" office:value-type="percentage" office:value="0.02333">
            <text:p>2.333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vg Growth Per Month</text:p>
          </table:table-cell>
          <table:table-cell table:style-name="ce9" table:formula="of:=[.D2]*[.E2]*[.F2]" office:value-type="percentage" office:value="0.27996">
            <text:p>28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ths</text:p>
          </table:table-cell>
          <table:table-cell table:style-name="ce10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arget</text:p>
          </table:table-cell>
          <table:table-cell table:style-name="ce11" table:formula="of:=[.B2]*(1+[.B3])^[.B4]" office:value-type="float" office:value="58006.6824164738">
            <text:p><text:s/>$58,006.68 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>
            <text:p>Months</text:p>
          </table:table-cell>
          <table:table-cell table:style-name="ce12" office:value-type="string">
            <text:p>Quota</text:p>
          </table:table-cell>
          <table:table-cell table:style-name="ce6" office:value-type="string">
            <text:p>Term /Mon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y</text:p>
          </table:table-cell>
          <table:table-cell table:style-name="ce8" table:formula="of:=[.B2]" office:value-type="float" office:value="3000">
            <text:p><text:s/>$3,000.00 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June</text:p>
          </table:table-cell>
          <table:table-cell table:style-name="ce8" table:formula="of:=[.B8]*[.B3]+[.B8]" office:value-type="float" office:value="3839.88">
            <text:p><text:s/>$3,839.88 </text:p>
          </table:table-cell>
          <table:table-cell table:style-name="ce10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July</text:p>
          </table:table-cell>
          <table:table-cell table:style-name="ce8" table:formula="of:=[.B9]*[.B3]+[.B9]" office:value-type="float" office:value="4914.8928048">
            <text:p><text:s/>$4,914.89 </text:p>
          </table:table-cell>
          <table:table-cell table:style-name="ce10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ugust</text:p>
          </table:table-cell>
          <table:table-cell table:style-name="ce8" table:formula="of:=[.B10]*[.B3]+[.B10]" office:value-type="float" office:value="6290.86619443181">
            <text:p><text:s/>$6,290.87 </text:p>
          </table:table-cell>
          <table:table-cell table:style-name="ce10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ptember</text:p>
          </table:table-cell>
          <table:table-cell table:style-name="ce8" table:formula="of:=[.B11]*[.B3]+[.B11]" office:value-type="float" office:value="8052.05709422494">
            <text:p><text:s/>$8,052.06 </text:p>
          </table:table-cell>
          <table:table-cell table:style-name="ce10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ctober</text:p>
          </table:table-cell>
          <table:table-cell table:style-name="ce8" table:formula="of:=[.B12]*[.B3]+[.B12]" office:value-type="float" office:value="10306.3109983242">
            <text:p><text:s/>$10,306.31 </text:p>
          </table:table-cell>
          <table:table-cell table:style-name="ce10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vember</text:p>
          </table:table-cell>
          <table:table-cell table:style-name="ce8" table:formula="of:=[.B13]*[.B3]+[.B13]" office:value-type="float" office:value="13191.665825415">
            <text:p><text:s/>$13,191.67 </text:p>
          </table:table-cell>
          <table:table-cell table:style-name="ce10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ecember</text:p>
          </table:table-cell>
          <table:table-cell table:style-name="ce8" table:formula="of:=[.B14]*[.B3]+[.B14]" office:value-type="float" office:value="16884.8045898982">
            <text:p><text:s/>$16,884.80 </text:p>
          </table:table-cell>
          <table:table-cell table:style-name="ce10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January</text:p>
          </table:table-cell>
          <table:table-cell table:style-name="ce8" table:formula="of:=[.B15]*[.B3]+[.B15]" office:value-type="float" office:value="21611.874482886">
            <text:p><text:s/>$21,611.87 </text:p>
          </table:table-cell>
          <table:table-cell table:style-name="ce10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ebruary</text:p>
          </table:table-cell>
          <table:table-cell table:style-name="ce8" table:formula="of:=[.B16]*[.B3]+[.B16]" office:value-type="float" office:value="27662.3348631148">
            <text:p><text:s/>$27,662.33 </text:p>
          </table:table-cell>
          <table:table-cell table:style-name="ce10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rch</text:p>
          </table:table-cell>
          <table:table-cell table:style-name="ce8" table:formula="of:=[.B17]*[.B3]+[.B17]" office:value-type="float" office:value="35406.6821313925">
            <text:p><text:s/>$35,406.68 </text:p>
          </table:table-cell>
          <table:table-cell table:style-name="ce10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pril</text:p>
          </table:table-cell>
          <table:table-cell table:style-name="ce8" table:formula="of:=[.B18]*[.B3]+[.B18]" office:value-type="float" office:value="45319.1368608971">
            <text:p><text:s/>$45,319.14 </text:p>
          </table:table-cell>
          <table:table-cell table:style-name="ce10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y</text:p>
          </table:table-cell>
          <table:table-cell table:style-name="ce8" table:formula="of:=[.B19]*[.B3]+[.B19]" office:value-type="float" office:value="58006.6824164739">
            <text:p><text:s/>$58,006.68 </text:p>
          </table:table-cell>
          <table:table-cell table:style-name="ce10" office:value-type="float" office:value="12">
            <text:p>12</text:p>
          </table:table-cell>
          <table:table-cell table:number-columns-repeated="1021"/>
        </table:table-row>
        <table:table-row table:style-name="ro1" table:number-rows-repeated="4">
          <table:table-cell/>
          <table:table-cell table:style-name="ce13"/>
          <table:table-cell table:number-columns-repeated="1022"/>
        </table:table-row>
        <table:table-row table:style-name="ro1">
          <table:table-cell table:style-name="ce5" office:value-type="string">
            <text:p>Months</text:p>
          </table:table-cell>
          <table:table-cell table:style-name="ce14" office:value-type="string">
            <text:p>Position</text:p>
          </table:table-cell>
          <table:table-cell table:style-name="ce15" office:value-type="string">
            <text:p>% To Quota</text:p>
          </table:table-cell>
          <table:table-cell table:style-name="ce18" office:value-type="string">
            <text:p>GAP IN $'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y</text:p>
          </table:table-cell>
          <table:table-cell table:style-name="ce8" table:formula="of:=[.B2]" office:value-type="float" office:value="3000">
            <text:p><text:s/>$3,000.00 </text:p>
          </table:table-cell>
          <table:table-cell table:style-name="ce16" table:formula="of:=[.B26]/[.B8]-1" office:value-type="percentage" office:value="0">
            <text:p>0.0%</text:p>
          </table:table-cell>
          <table:table-cell table:style-name="ce8" table:formula="of:=[.B26]-[.B8]" office:value-type="float" office:value="0">
            <text:p><text:s/>$- <text:s text:c="2"/>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ne</text:p>
          </table:table-cell>
          <table:table-cell table:style-name="ce8"/>
          <table:table-cell table:style-name="ce16" table:formula="of:=[.B27]/[.B9]-1" office:value-type="percentage" office:value="-1">
            <text:p>-100.0%</text:p>
          </table:table-cell>
          <table:table-cell table:style-name="ce8" table:formula="of:=[.B27]-[.B9]" office:value-type="float" office:value="-3839.88">
            <text:p><text:s/>$(3,839.88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uly</text:p>
          </table:table-cell>
          <table:table-cell table:style-name="ce8"/>
          <table:table-cell table:style-name="ce16" table:formula="of:=[.B28]/[.B10]-1" office:value-type="percentage" office:value="-1">
            <text:p>-100.0%</text:p>
          </table:table-cell>
          <table:table-cell table:style-name="ce8" table:formula="of:=[.B28]-[.B10]" office:value-type="float" office:value="-4914.8928048">
            <text:p><text:s/>$(4,914.89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gust</text:p>
          </table:table-cell>
          <table:table-cell table:style-name="ce8"/>
          <table:table-cell table:style-name="ce16" table:formula="of:=[.B29]/[.B11]-1" office:value-type="percentage" office:value="-1">
            <text:p>-100.0%</text:p>
          </table:table-cell>
          <table:table-cell table:style-name="ce8" table:formula="of:=[.B29]-[.B11]" office:value-type="float" office:value="-6290.86619443181">
            <text:p><text:s/>$(6,290.87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eptember</text:p>
          </table:table-cell>
          <table:table-cell table:style-name="ce8"/>
          <table:table-cell table:style-name="ce16" table:formula="of:=[.B30]/[.B12]-1" office:value-type="percentage" office:value="-1">
            <text:p>-100.0%</text:p>
          </table:table-cell>
          <table:table-cell table:style-name="ce8" table:formula="of:=[.B30]-[.B12]" office:value-type="float" office:value="-8052.05709422494">
            <text:p><text:s/>$(8,052.06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ctober</text:p>
          </table:table-cell>
          <table:table-cell table:style-name="ce8"/>
          <table:table-cell table:style-name="ce16" table:formula="of:=[.B31]/[.B13]-1" office:value-type="percentage" office:value="-1">
            <text:p>-100.0%</text:p>
          </table:table-cell>
          <table:table-cell table:style-name="ce8" table:formula="of:=[.B31]-[.B13]" office:value-type="float" office:value="-10306.3109983242">
            <text:p><text:s/>$(10,306.31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vember</text:p>
          </table:table-cell>
          <table:table-cell table:style-name="ce8"/>
          <table:table-cell table:style-name="ce16" table:formula="of:=[.B32]/[.B14]-1" office:value-type="percentage" office:value="-1">
            <text:p>-100.0%</text:p>
          </table:table-cell>
          <table:table-cell table:style-name="ce8" table:formula="of:=[.B32]-[.B14]" office:value-type="float" office:value="-13191.665825415">
            <text:p><text:s/>$(13,191.67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cember</text:p>
          </table:table-cell>
          <table:table-cell table:style-name="ce8"/>
          <table:table-cell table:style-name="ce16" table:formula="of:=[.B33]/[.B15]-1" office:value-type="percentage" office:value="-1">
            <text:p>-100.0%</text:p>
          </table:table-cell>
          <table:table-cell table:style-name="ce8" table:formula="of:=[.B33]-[.B15]" office:value-type="float" office:value="-16884.8045898982">
            <text:p><text:s/>$(16,884.80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anuary</text:p>
          </table:table-cell>
          <table:table-cell table:style-name="ce8"/>
          <table:table-cell table:style-name="ce16" table:formula="of:=[.B34]/[.B16]-1" office:value-type="percentage" office:value="-1">
            <text:p>-100.0%</text:p>
          </table:table-cell>
          <table:table-cell table:style-name="ce8" table:formula="of:=[.B34]-[.B16]" office:value-type="float" office:value="-21611.874482886">
            <text:p><text:s/>$(21,611.87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ebruary</text:p>
          </table:table-cell>
          <table:table-cell table:style-name="ce8"/>
          <table:table-cell table:style-name="ce16" table:formula="of:=[.B35]/[.B17]-1" office:value-type="percentage" office:value="-1">
            <text:p>-100.0%</text:p>
          </table:table-cell>
          <table:table-cell table:style-name="ce8" table:formula="of:=[.B35]-[.B17]" office:value-type="float" office:value="-27662.3348631148">
            <text:p><text:s/>$(27,662.33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rch</text:p>
          </table:table-cell>
          <table:table-cell table:style-name="ce8"/>
          <table:table-cell table:style-name="ce16" table:formula="of:=[.B36]/[.B18]-1" office:value-type="percentage" office:value="-1">
            <text:p>-100.0%</text:p>
          </table:table-cell>
          <table:table-cell table:style-name="ce8" table:formula="of:=[.B36]-[.B18]" office:value-type="float" office:value="-35406.6821313925">
            <text:p><text:s/>$(35,406.68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pril</text:p>
          </table:table-cell>
          <table:table-cell table:style-name="ce8"/>
          <table:table-cell table:style-name="ce16" table:formula="of:=[.B37]/[.B19]-1" office:value-type="percentage" office:value="-1">
            <text:p>-100.0%</text:p>
          </table:table-cell>
          <table:table-cell table:style-name="ce8" table:formula="of:=[.B37]-[.B19]" office:value-type="float" office:value="-45319.1368608971">
            <text:p><text:s/>$(45,319.14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ay</text:p>
          </table:table-cell>
          <table:table-cell table:style-name="ce8"/>
          <table:table-cell table:style-name="ce16" table:formula="of:=[.B38]/[.B20]-1" office:value-type="percentage" office:value="-1">
            <text:p>-100.0%</text:p>
          </table:table-cell>
          <table:table-cell table:style-name="ce8" table:formula="of:=[.B38]-[.B20]" office:value-type="float" office:value="-58006.6824164739">
            <text:p><text:s/>$(58,006.68)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6" office:value-type="string">
            <text:p>Months</text:p>
          </table:table-cell>
          <table:table-cell table:style-name="ce6" office:value-type="string">
            <text:p>Week 1</text:p>
          </table:table-cell>
          <table:table-cell table:style-name="ce6" office:value-type="string">
            <text:p>Week 2</text:p>
          </table:table-cell>
          <table:table-cell table:style-name="ce6" office:value-type="string">
            <text:p>Week 3</text:p>
          </table:table-cell>
          <table:table-cell table:style-name="ce6" office:value-type="string">
            <text:p>Week 4</text:p>
          </table:table-cell>
          <table:table-cell table:style-name="ce6" office:value-type="string">
            <text:p>Total 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ay</text:p>
          </table:table-cell>
          <table:table-cell table:number-columns-repeated="4" table:style-name="ce9"/>
          <table:table-cell table:style-name="ce9" table:formula="of:=[.B41]+[.C41]+[.D41]+[.E41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une</text:p>
          </table:table-cell>
          <table:table-cell table:number-columns-repeated="4" table:style-name="ce9"/>
          <table:table-cell table:style-name="ce9" table:formula="of:=[.B42]+[.C42]+[.D42]+[.E42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uly</text:p>
          </table:table-cell>
          <table:table-cell table:number-columns-repeated="4" table:style-name="ce9"/>
          <table:table-cell table:style-name="ce9" table:formula="of:=[.B43]+[.C43]+[.D43]+[.E43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ugust</text:p>
          </table:table-cell>
          <table:table-cell table:number-columns-repeated="4" table:style-name="ce9"/>
          <table:table-cell table:style-name="ce9" table:formula="of:=[.B44]+[.C44]+[.D44]+[.E44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ptember</text:p>
          </table:table-cell>
          <table:table-cell table:number-columns-repeated="4" table:style-name="ce9"/>
          <table:table-cell table:style-name="ce9" table:formula="of:=[.B45]+[.C45]+[.D45]+[.E45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ctober</text:p>
          </table:table-cell>
          <table:table-cell table:number-columns-repeated="4" table:style-name="ce9"/>
          <table:table-cell table:style-name="ce9" table:formula="of:=[.B46]+[.C46]+[.D46]+[.E46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vember</text:p>
          </table:table-cell>
          <table:table-cell table:number-columns-repeated="4" table:style-name="ce9"/>
          <table:table-cell table:style-name="ce9" table:formula="of:=[.B47]+[.C47]+[.D47]+[.E47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ecember</text:p>
          </table:table-cell>
          <table:table-cell table:number-columns-repeated="4" table:style-name="ce9"/>
          <table:table-cell table:style-name="ce9" table:formula="of:=[.B48]+[.C48]+[.D48]+[.E48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anuary</text:p>
          </table:table-cell>
          <table:table-cell table:number-columns-repeated="4" table:style-name="ce9"/>
          <table:table-cell table:style-name="ce9" table:formula="of:=[.B49]+[.C49]+[.D49]+[.E49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bruary</text:p>
          </table:table-cell>
          <table:table-cell table:number-columns-repeated="4" table:style-name="ce9"/>
          <table:table-cell table:style-name="ce9" table:formula="of:=[.B50]+[.C50]+[.D50]+[.E50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arch</text:p>
          </table:table-cell>
          <table:table-cell table:number-columns-repeated="4" table:style-name="ce9"/>
          <table:table-cell table:style-name="ce9" table:formula="of:=[.B51]+[.C51]+[.D51]+[.E51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pril</text:p>
          </table:table-cell>
          <table:table-cell table:number-columns-repeated="4" table:style-name="ce9"/>
          <table:table-cell table:style-name="ce9" table:formula="of:=[.B52]+[.C52]+[.D52]+[.E52]" office:value-type="percentage" office:value="0">
            <text:p>0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ay</text:p>
          </table:table-cell>
          <table:table-cell table:number-columns-repeated="4" table:style-name="ce9"/>
          <table:table-cell table:style-name="ce9" table:formula="of:=[.B53]+[.C53]+[.D53]+[.E53]" office:value-type="percentage" office:value="0">
            <text:p>0%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1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01:39:31.42</dc:date>
    <dc:creator>Dustin Landry</dc:creator>
    <meta:document-statistic meta:table-count="1" meta:cell-count="197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6" style:family="chart" style:data-style-name="N116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7" style:family="chart" style:data-style-name="N116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5b9bd5" draw:fill-color="#5b9bd5"/>
      <style:text-properties fo:color="#000000" fo:font-family="Calibri" fo:font-size="9pt" style:font-size-asian="9pt" style:font-size-complex="9pt"/>
    </style:style>
    <style:style style:name="ch8" style:family="chart" style:data-style-name="N8000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ed7d31" draw:fill-color="#ed7d31"/>
      <style:text-properties fo:color="#000000" fo:font-family="Calibri" fo:font-size="9pt" style:font-size-asian="9pt" style:font-size-complex="9pt"/>
    </style:style>
    <style:style style:name="ch9" style:family="chart" style:data-style-name="N8000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a5a5a5" draw:fill-color="#a5a5a5"/>
      <style:text-properties fo:color="#000000" fo:font-family="Calibri" fo:font-size="9pt" style:font-size-asian="9pt" style:font-size-complex="9pt"/>
    </style:style>
    <style:style style:name="ch10" style:family="chart" style:data-style-name="N116">
      <style:chart-properties chart:symbol-type="non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svg:stroke-width="0.106cm" svg:stroke-color="#ffc000" draw:fill-color="#ffc000"/>
      <style:text-properties fo:color="#000000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1.839cm" svg:height="20.35cm" xlink:href=".." xlink:type="simple" chart:class="chart:line" chart:style-name="ch1">
        <chart:title svg:x="14.006cm" svg:y="0.543cm" chart:style-name="ch2">
          <text:p>Growth Plan</text:p>
        </chart:title>
        <chart:legend chart:legend-position="top" svg:x="11.038cm" svg:y="2.432cm" style:legend-expansion="wide" chart:style-name="ch3"/>
        <chart:plot-area chart:style-name="ch4" table:cell-range-address="Sheet1.A8:Sheet1.C20 Sheet1.A6:Sheet1.C7 Sheet1.A25:Sheet1.B38" chart:data-source-has-labels="both" svg:x="1.086cm" svg:y="3.817cm" svg:width="29.481cm" svg:height="15.706cm">
          <chartooo:coordinate-region svg:x="1.086cm" svg:y="3.817cm" svg:width="29.481cm" svg:height="15.706cm"/>
          <chart:axis chart:dimension="x" chart:name="primary-x" chart:style-name="ch5" chartooo:axis-type="text">
            <chart:categories table:cell-range-address="Sheet1.A8:Sheet1.A20"/>
          </chart:axis>
          <chart:axis chart:dimension="y" chart:name="primary-y" chart:style-name="ch6"/>
          <chart:series chart:style-name="ch7" chart:values-cell-range-address="Sheet1.B8:Sheet1.B20" chart:label-cell-address="Sheet1.B6:Sheet1.B7" chart:class="chart:line">
            <chart:data-point chart:repeated="13"/>
          </chart:series>
          <chart:series chart:style-name="ch8" chart:values-cell-range-address="Sheet1.C8:Sheet1.C20" chart:label-cell-address="Sheet1.C6:Sheet1.C7" chart:class="chart:line">
            <chart:data-point chart:repeated="13"/>
          </chart:series>
          <chart:series chart:style-name="ch9" chart:values-cell-range-address="Sheet1.A26:Sheet1.A38" chart:label-cell-address="Sheet1.A25:Sheet1.A25" chart:class="chart:line">
            <chart:data-point chart:repeated="13"/>
          </chart:series>
          <chart:series chart:style-name="ch10" chart:values-cell-range-address="Sheet1.B26:Sheet1.B38" chart:label-cell-address="Sheet1.B25:Sheet1.B25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ota</text:p>
                <text:list>
                  <text:list-item>
                    <text:p/>
                  </text:list-item>
                  <text:list-item>
                    <text:p>Quota</text:p>
                  </text:list-item>
                </text:list>
                <draw:g>
                  <svg:desc>Sheet1.B6:Sheet1.B7</svg:desc>
                </draw:g>
              </table:table-cell>
              <table:table-cell office:value-type="string">
                <text:p>Term /Months</text:p>
                <text:list>
                  <text:list-item>
                    <text:p/>
                  </text:list-item>
                  <text:list-item>
                    <text:p>Term /Months</text:p>
                  </text:list-item>
                </text:list>
                <draw:g>
                  <svg:desc>Sheet1.C6:Sheet1.C7</svg:desc>
                </draw:g>
              </table:table-cell>
              <table:table-cell office:value-type="string">
                <text:p>Months</text:p>
                <draw:g>
                  <svg:desc>Sheet1.A25:Sheet1.A25</svg:desc>
                </draw:g>
              </table:table-cell>
              <table:table-cell office:value-type="string">
                <text:p>Position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</text:p>
                <draw:g>
                  <svg:desc>Sheet1.A8:Sheet1.A20</svg:desc>
                </draw:g>
              </table:table-cell>
              <table:table-cell office:value-type="float" office:value="3000">
                <text:p>3000</text:p>
                <draw:g>
                  <svg:desc>Sheet1.B8:Sheet1.B20</svg:desc>
                </draw:g>
              </table:table-cell>
              <table:table-cell office:value-type="float" office:value="0">
                <text:p>0</text:p>
                <draw:g>
                  <svg:desc>Sheet1.C8:Sheet1.C20</svg:desc>
                </draw:g>
              </table:table-cell>
              <table:table-cell office:value-type="float" office:value="NaN">
                <text:p>NaN</text:p>
                <draw:g>
                  <svg:desc>Sheet1.A26:Sheet1.A38</svg:desc>
                </draw:g>
              </table:table-cell>
              <table:table-cell office:value-type="float" office:value="3000">
                <text:p>3000</text:p>
                <draw:g>
                  <svg:desc>Sheet1.B26:Sheet1.B38</svg:desc>
                </draw:g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3839.88">
                <text:p>3839.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914.8928048">
                <text:p>4914.89280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6290.86619443181">
                <text:p>6290.8661944318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8052.05709422494">
                <text:p>8052.0570942249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10306.3109983242">
                <text:p>10306.310998324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3191.665825415">
                <text:p>13191.66582541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16884.8045898982">
                <text:p>16884.804589898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21611.874482886">
                <text:p>21611.87448288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7662.3348631148">
                <text:p>27662.334863114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35406.6821313925">
                <text:p>35406.68213139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45319.1368608971">
                <text:p>45319.136860897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58006.6824164739">
                <text:p>58006.682416473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